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/>
      <style:text-properties officeooo:paragraph-rsid="000a57b2"/>
    </style:style>
    <style:style style:name="P2" style:family="paragraph" style:parent-style-name="Text_20_body">
      <style:text-properties officeooo:paragraph-rsid="000a57b2"/>
    </style:style>
    <style:style style:name="P3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officeooo:paragraph-rsid="000a57b2"/>
    </style:style>
    <style:style style:name="P4" style:family="paragraph" style:parent-style-name="Standard">
      <style:text-properties officeooo:paragraph-rsid="000a57b2"/>
    </style:style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Hard Assertions : </text:span></text:p>
      <text:list xml:id="list258324102" text:style-name="L1">
        <text:list-item>
          <text:p text:style-name="P3"><text:a xlink:type="simple" xlink:href="http://www.software-testing-tutorials-automation.com/2014/03/assertassertequals-testng-with-selenium.html" text:style-name="Internet_20_link" text:visited-style-name="Visited_20_Internet_20_Link"><text:span text:style-name="T1">assertEquals Assertion With Example</text:span></text:a> </text:p>
        </text:list-item>
        <text:list-item>
          <text:p text:style-name="P3"><text:a xlink:type="simple" xlink:href="http://www.software-testing-tutorials-automation.com/2014/03/example-of-assertnotequals-in-selenium.html" text:style-name="Internet_20_link" text:visited-style-name="Visited_20_Internet_20_Link"><text:span text:style-name="T1">assertNotEquals Assertion With Example</text:span></text:a> </text:p>
        </text:list-item>
        <text:list-item>
          <text:p text:style-name="P3"><text:a xlink:type="simple" xlink:href="http://www.software-testing-tutorials-automation.com/2014/03/selenium-webdriver-asserttrue-assertion.html" text:style-name="Internet_20_link" text:visited-style-name="Visited_20_Internet_20_Link"><text:span text:style-name="T1">assertTrue Assertion With Example</text:span></text:a> </text:p>
        </text:list-item>
        <text:list-item>
          <text:p text:style-name="P3"><text:a xlink:type="simple" xlink:href="http://www.software-testing-tutorials-automation.com/2014/03/example-of-assertassertfalse-assertion.html" text:style-name="Internet_20_link" text:visited-style-name="Visited_20_Internet_20_Link"><text:span text:style-name="T1">assertFalse Assertion With Example</text:span></text:a> </text:p>
        </text:list-item>
        <text:list-item>
          <text:p text:style-name="P3"><text:a xlink:type="simple" xlink:href="http://www.software-testing-tutorials-automation.com/2014/03/selenium-webdriver-assertion-assertnull.html" text:style-name="Internet_20_link" text:visited-style-name="Visited_20_Internet_20_Link"><text:span text:style-name="T1">assertNull Assertion With Example</text:span></text:a> </text:p>
        </text:list-item>
        <text:list-item>
          <text:p text:style-name="P1"><text:a xlink:type="simple" xlink:href="http://www.software-testing-tutorials-automation.com/2014/04/testng-assertion-assertnotnull-with.html" text:style-name="Internet_20_link" text:visited-style-name="Visited_20_Internet_20_Link"><text:span text:style-name="T1">assertNotNull Assertion With Example</text:span></text:a> </text:p>
        </text:list-item>
      </text:list>
      <text:p text:style-name="P2"><text:span text:style-name="T1">Soft Assertion : </text:span><text:line-break/><text:a xlink:type="simple" xlink:href="http://www.software-testing-tutorials-automation.com/2014/06/soft-assertion-for-selenium-webdriver.html" text:style-name="Internet_20_link" text:visited-style-name="Visited_20_Internet_20_Link"><text:span text:style-name="T1">Applying TestNG Soft Assertion With Exampl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8:23:07.284247269</meta:creation-date>
    <dc:date>2018-10-31T14:22:04.727490458</dc:date>
    <meta:editing-duration>PT2M6S</meta:editing-duration>
    <meta:editing-cycles>1</meta:editing-cycles>
    <meta:document-statistic meta:table-count="0" meta:image-count="0" meta:object-count="0" meta:page-count="1" meta:paragraph-count="8" meta:word-count="42" meta:character-count="306" meta:non-whitespace-character-count="270"/>
    <meta:generator>LibreOffice/6.0.6.2$Linux_X86_64 LibreOffice_project/00m0$Build-2</meta:generator>
  </office:meta>
</office:document-meta>
</file>